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12.47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4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able-cell-properties fo:background-color="#8ccfb7"/>
    </style:style>
    <style:style style:name="ce3" style:family="table-cell" style:parent-style-name="Default">
      <style:table-cell-properties fo:background-color="#fffbcc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原数组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M=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=15+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=15+3+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=15+3+2+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=15+3+2+1+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=15+3+2+1+5+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M=15+3+2+1+5+4+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=15+3+2+1+5+4+6+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N=8</text:p>
          </table:table-cell>
          <table:table-cell office:value-type="string" calcext:value-type="string">
            <text:p>M=15</text:p>
          </table:table-cell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00/00/00</text:date>, <text:time style:data-style-name="N2" text:time-value="23:48:06.91213011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43:45.158982267</meta:creation-date>
    <dc:date>2019-05-11T23:48:31.691692528</dc:date>
    <meta:editing-duration>PT1H8M24S</meta:editing-duration>
    <meta:editing-cycles>9</meta:editing-cycles>
    <meta:generator>LibreOffice/6.0.7.3$Linux_X86_64 LibreOffice_project/00m0$Build-3</meta:generator>
    <meta:document-statistic meta:table-count="1" meta:cell-count="99" meta:object-count="0"/>
  </office:meta>
</office:document-meta>
</file>